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18.87mm"/>
    </style:style>
    <style:style style:name="co4" style:family="table-column">
      <style:table-column-properties fo:break-before="auto" style:column-width="21.33mm"/>
    </style:style>
    <style:style style:name="co5" style:family="table-column">
      <style:table-column-properties fo:break-before="auto" style:column-width="19.14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22.9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-10" table:style-name="ta1">
        <table:shapes>
          <draw:frame draw:z-index="0" draw:style-name="gr1" draw:text-style-name="P1" svg:width="326mm" svg:height="147.41mm" svg:x="0mm" svg:y="32.41mm">
            <draw:object draw:notify-on-update-of-ranges="'out-10'.A1:'out-10'.Q1 'out-10'.A4:'out-10'.Q4 'out-10'.A6:'out-10'.Q6 'out-10'.A5:'out-10'.Q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50036.19" calcext:value-type="float">
            <text:p>1650036,19</text:p>
          </table:table-cell>
          <table:table-cell office:value-type="float" office:value="469664.08" calcext:value-type="float">
            <text:p>469664,08</text:p>
          </table:table-cell>
          <table:table-cell office:value-type="float" office:value="486458.07" calcext:value-type="float">
            <text:p>486458,07</text:p>
          </table:table-cell>
          <table:table-cell office:value-type="float" office:value="422463.02" calcext:value-type="float">
            <text:p>422463,02</text:p>
          </table:table-cell>
          <table:table-cell office:value-type="float" office:value="443611.27" calcext:value-type="float">
            <text:p>443611,27</text:p>
          </table:table-cell>
          <table:table-cell office:value-type="float" office:value="476685.2" calcext:value-type="float">
            <text:p>476685,2</text:p>
          </table:table-cell>
          <table:table-cell office:value-type="float" office:value="378147.48" calcext:value-type="float">
            <text:p>378147,48</text:p>
          </table:table-cell>
          <table:table-cell office:value-type="float" office:value="384625.52" calcext:value-type="float">
            <text:p>384625,52</text:p>
          </table:table-cell>
          <table:table-cell office:value-type="float" office:value="383698.98" calcext:value-type="float">
            <text:p>383698,98</text:p>
          </table:table-cell>
          <table:table-cell office:value-type="float" office:value="636249.47" calcext:value-type="float">
            <text:p>636249,47</text:p>
          </table:table-cell>
          <table:table-cell office:value-type="float" office:value="412469.47" calcext:value-type="float">
            <text:p>412469,47</text:p>
          </table:table-cell>
          <table:table-cell office:value-type="float" office:value="486694.73" calcext:value-type="float">
            <text:p>486694,73</text:p>
          </table:table-cell>
          <table:table-cell office:value-type="float" office:value="1581022.74" calcext:value-type="float">
            <text:p>1581022,74</text:p>
          </table:table-cell>
          <table:table-cell office:value-type="float" office:value="1110026.18" calcext:value-type="float">
            <text:p>1110026,18</text:p>
          </table:table-cell>
          <table:table-cell office:value-type="float" office:value="2733454.38" calcext:value-type="float">
            <text:p>2733454,38</text:p>
          </table:table-cell>
          <table:table-cell office:value-type="float" office:value="6717509.52" calcext:value-type="float">
            <text:p>6717509,52</text:p>
          </table:table-cell>
          <table:table-cell office:value-type="float" office:value="9560059.96" calcext:value-type="float">
            <text:p>9560059,96</text:p>
          </table:table-cell>
        </table:table-row>
        <table:table-row table:style-name="ro1">
          <table:table-cell office:value-type="float" office:value="7148006.78" calcext:value-type="float">
            <text:p>7148006,78</text:p>
          </table:table-cell>
          <table:table-cell office:value-type="float" office:value="427862.43" calcext:value-type="float">
            <text:p>427862,43</text:p>
          </table:table-cell>
          <table:table-cell office:value-type="float" office:value="610531.37" calcext:value-type="float">
            <text:p>610531,37</text:p>
          </table:table-cell>
          <table:table-cell office:value-type="float" office:value="480435.04" calcext:value-type="float">
            <text:p>480435,04</text:p>
          </table:table-cell>
          <table:table-cell office:value-type="float" office:value="582606.51" calcext:value-type="float">
            <text:p>582606,51</text:p>
          </table:table-cell>
          <table:table-cell office:value-type="float" office:value="646044.33" calcext:value-type="float">
            <text:p>646044,33</text:p>
          </table:table-cell>
          <table:table-cell office:value-type="float" office:value="46063.96" calcext:value-type="float">
            <text:p>46063,96</text:p>
          </table:table-cell>
          <table:table-cell office:value-type="float" office:value="65017.07" calcext:value-type="float">
            <text:p>65017,07</text:p>
          </table:table-cell>
          <table:table-cell office:value-type="float" office:value="66268.59" calcext:value-type="float">
            <text:p>66268,59</text:p>
          </table:table-cell>
          <table:table-cell office:value-type="float" office:value="1154850.36" calcext:value-type="float">
            <text:p>1154850,36</text:p>
          </table:table-cell>
          <table:table-cell office:value-type="float" office:value="158823.92" calcext:value-type="float">
            <text:p>158823,92</text:p>
          </table:table-cell>
          <table:table-cell office:value-type="float" office:value="214087.03" calcext:value-type="float">
            <text:p>214087,03</text:p>
          </table:table-cell>
          <table:table-cell office:value-type="float" office:value="4257248.12" calcext:value-type="float">
            <text:p>4257248,12</text:p>
          </table:table-cell>
          <table:table-cell office:value-type="float" office:value="4597615.64" calcext:value-type="float">
            <text:p>4597615,64</text:p>
          </table:table-cell>
          <table:table-cell office:value-type="float" office:value="8029844.71" calcext:value-type="float">
            <text:p>8029844,71</text:p>
          </table:table-cell>
          <table:table-cell office:value-type="float" office:value="13395164.56" calcext:value-type="float">
            <text:p>13395164,56</text:p>
          </table:table-cell>
          <table:table-cell office:value-type="float" office:value="16933083.73" calcext:value-type="float">
            <text:p>16933083,73</text:p>
          </table:table-cell>
        </table:table-row>
        <table:table-row table:style-name="ro1">
          <table:table-cell office:value-type="float" office:value="1650036.19" calcext:value-type="float">
            <text:p>1650036,19</text:p>
          </table:table-cell>
          <table:table-cell office:value-type="float" office:value="469664.08" calcext:value-type="float">
            <text:p>469664,08</text:p>
          </table:table-cell>
          <table:table-cell office:value-type="float" office:value="486458.07" calcext:value-type="float">
            <text:p>486458,07</text:p>
          </table:table-cell>
          <table:table-cell office:value-type="float" office:value="422463.02" calcext:value-type="float">
            <text:p>422463,02</text:p>
          </table:table-cell>
          <table:table-cell office:value-type="float" office:value="443611.27" calcext:value-type="float">
            <text:p>443611,27</text:p>
          </table:table-cell>
          <table:table-cell office:value-type="float" office:value="476685.2" calcext:value-type="float">
            <text:p>476685,2</text:p>
          </table:table-cell>
          <table:table-cell office:value-type="float" office:value="378147.48" calcext:value-type="float">
            <text:p>378147,48</text:p>
          </table:table-cell>
          <table:table-cell office:value-type="float" office:value="384625.52" calcext:value-type="float">
            <text:p>384625,52</text:p>
          </table:table-cell>
          <table:table-cell office:value-type="float" office:value="383698.98" calcext:value-type="float">
            <text:p>383698,98</text:p>
          </table:table-cell>
          <table:table-cell office:value-type="float" office:value="636249.47" calcext:value-type="float">
            <text:p>636249,47</text:p>
          </table:table-cell>
          <table:table-cell office:value-type="float" office:value="412469.47" calcext:value-type="float">
            <text:p>412469,47</text:p>
          </table:table-cell>
          <table:table-cell office:value-type="float" office:value="486694.73" calcext:value-type="float">
            <text:p>486694,73</text:p>
          </table:table-cell>
          <table:table-cell office:value-type="float" office:value="1581022.74" calcext:value-type="float">
            <text:p>1581022,74</text:p>
          </table:table-cell>
          <table:table-cell office:value-type="float" office:value="1110026.18" calcext:value-type="float">
            <text:p>1110026,18</text:p>
          </table:table-cell>
          <table:table-cell office:value-type="float" office:value="2733454.38" calcext:value-type="float">
            <text:p>2733454,38</text:p>
          </table:table-cell>
          <table:table-cell office:value-type="float" office:value="6717509.52" calcext:value-type="float">
            <text:p>6717509,52</text:p>
          </table:table-cell>
          <table:table-cell office:value-type="float" office:value="9560059.96" calcext:value-type="float">
            <text:p>9560059,96</text:p>
          </table:table-cell>
        </table:table-row>
        <table:table-row table:style-name="ro1">
          <table:table-cell office:value-type="float" office:value="-48700.71" calcext:value-type="float">
            <text:p>-48700,71</text:p>
          </table:table-cell>
          <table:table-cell office:value-type="float" office:value="367981.79" calcext:value-type="float">
            <text:p>367981,79</text:p>
          </table:table-cell>
          <table:table-cell office:value-type="float" office:value="341364.17" calcext:value-type="float">
            <text:p>341364,17</text:p>
          </table:table-cell>
          <table:table-cell office:value-type="float" office:value="308286.75" calcext:value-type="float">
            <text:p>308286,75</text:p>
          </table:table-cell>
          <table:table-cell office:value-type="float" office:value="305153.77" calcext:value-type="float">
            <text:p>305153,77</text:p>
          </table:table-cell>
          <table:table-cell office:value-type="float" office:value="323151.58" calcext:value-type="float">
            <text:p>323151,58</text:p>
          </table:table-cell>
          <table:table-cell office:value-type="float" office:value="367200.3" calcext:value-type="float">
            <text:p>367200,3</text:p>
          </table:table-cell>
          <table:table-cell office:value-type="float" office:value="369174.09" calcext:value-type="float">
            <text:p>369174,09</text:p>
          </table:table-cell>
          <table:table-cell office:value-type="float" office:value="367950.13" calcext:value-type="float">
            <text:p>367950,13</text:p>
          </table:table-cell>
          <table:table-cell office:value-type="float" office:value="361797.17" calcext:value-type="float">
            <text:p>361797,17</text:p>
          </table:table-cell>
          <table:table-cell office:value-type="float" office:value="374724.67" calcext:value-type="float">
            <text:p>374724,67</text:p>
          </table:table-cell>
          <table:table-cell office:value-type="float" office:value="435816.56" calcext:value-type="float">
            <text:p>435816,56</text:p>
          </table:table-cell>
          <table:table-cell office:value-type="float" office:value="569279.93" calcext:value-type="float">
            <text:p>569279,93</text:p>
          </table:table-cell>
          <table:table-cell office:value-type="float" office:value="17394.41" calcext:value-type="float">
            <text:p>17394,41</text:p>
          </table:table-cell>
          <table:table-cell office:value-type="float" office:value="825147.08" calcext:value-type="float">
            <text:p>825147,08</text:p>
          </table:table-cell>
          <table:table-cell office:value-type="float" office:value="3534124.14" calcext:value-type="float">
            <text:p>3534124,14</text:p>
          </table:table-cell>
          <table:table-cell office:value-type="float" office:value="5535881.61" calcext:value-type="float">
            <text:p>5535881,61</text:p>
          </table:table-cell>
        </table:table-row>
        <table:table-row table:style-name="ro1">
          <table:table-cell office:value-type="float" office:value="3348773.09" calcext:value-type="float">
            <text:p>3348773,09</text:p>
          </table:table-cell>
          <table:table-cell office:value-type="float" office:value="571346.37" calcext:value-type="float">
            <text:p>571346,37</text:p>
          </table:table-cell>
          <table:table-cell office:value-type="float" office:value="631551.97" calcext:value-type="float">
            <text:p>631551,97</text:p>
          </table:table-cell>
          <table:table-cell office:value-type="float" office:value="536639.29" calcext:value-type="float">
            <text:p>536639,29</text:p>
          </table:table-cell>
          <table:table-cell office:value-type="float" office:value="582068.77" calcext:value-type="float">
            <text:p>582068,77</text:p>
          </table:table-cell>
          <table:table-cell office:value-type="float" office:value="630218.82" calcext:value-type="float">
            <text:p>630218,82</text:p>
          </table:table-cell>
          <table:table-cell office:value-type="float" office:value="389094.66" calcext:value-type="float">
            <text:p>389094,66</text:p>
          </table:table-cell>
          <table:table-cell office:value-type="float" office:value="400076.95" calcext:value-type="float">
            <text:p>400076,95</text:p>
          </table:table-cell>
          <table:table-cell office:value-type="float" office:value="399447.83" calcext:value-type="float">
            <text:p>399447,83</text:p>
          </table:table-cell>
          <table:table-cell office:value-type="float" office:value="910701.77" calcext:value-type="float">
            <text:p>910701,77</text:p>
          </table:table-cell>
          <table:table-cell office:value-type="float" office:value="450214.27" calcext:value-type="float">
            <text:p>450214,27</text:p>
          </table:table-cell>
          <table:table-cell office:value-type="float" office:value="537572.9" calcext:value-type="float">
            <text:p>537572,9</text:p>
          </table:table-cell>
          <table:table-cell office:value-type="float" office:value="2592765.55" calcext:value-type="float">
            <text:p>2592765,55</text:p>
          </table:table-cell>
          <table:table-cell office:value-type="float" office:value="2202657.95" calcext:value-type="float">
            <text:p>2202657,95</text:p>
          </table:table-cell>
          <table:table-cell office:value-type="float" office:value="4641761.68" calcext:value-type="float">
            <text:p>4641761,68</text:p>
          </table:table-cell>
          <table:table-cell office:value-type="float" office:value="9900894.9" calcext:value-type="float">
            <text:p>9900894,9</text:p>
          </table:table-cell>
          <table:table-cell office:value-type="float" office:value="13584238.31" calcext:value-type="float">
            <text:p>13584238,31</text:p>
          </table:table-cell>
        </table:table-row>
        <table:table-row table:style-name="ro1">
          <table:table-cell table:formula="of:=[.A4]/1000000" office:value-type="float" office:value="1.65003619" calcext:value-type="float">
            <text:p>1,65003619</text:p>
          </table:table-cell>
          <table:table-cell table:formula="of:=[.B4]/1000000" office:value-type="float" office:value="0.46966408" calcext:value-type="float">
            <text:p>0,46966408</text:p>
          </table:table-cell>
          <table:table-cell table:formula="of:=[.C4]/1000000" office:value-type="float" office:value="0.48645807" calcext:value-type="float">
            <text:p>0,48645807</text:p>
          </table:table-cell>
          <table:table-cell table:formula="of:=[.D4]/1000000" office:value-type="float" office:value="0.42246302" calcext:value-type="float">
            <text:p>0,42246302</text:p>
          </table:table-cell>
          <table:table-cell table:formula="of:=[.E4]/1000000" office:value-type="float" office:value="0.44361127" calcext:value-type="float">
            <text:p>0,44361127</text:p>
          </table:table-cell>
          <table:table-cell table:formula="of:=[.F4]/1000000" office:value-type="float" office:value="0.4766852" calcext:value-type="float">
            <text:p>0,4766852</text:p>
          </table:table-cell>
          <table:table-cell table:formula="of:=[.G4]/1000000" office:value-type="float" office:value="0.37814748" calcext:value-type="float">
            <text:p>0,37814748</text:p>
          </table:table-cell>
          <table:table-cell table:formula="of:=[.H4]/1000000" office:value-type="float" office:value="0.38462552" calcext:value-type="float">
            <text:p>0,38462552</text:p>
          </table:table-cell>
          <table:table-cell table:formula="of:=[.I4]/1000000" office:value-type="float" office:value="0.38369898" calcext:value-type="float">
            <text:p>0,38369898</text:p>
          </table:table-cell>
          <table:table-cell table:formula="of:=[.J4]/1000000" office:value-type="float" office:value="0.63624947" calcext:value-type="float">
            <text:p>0,63624947</text:p>
          </table:table-cell>
          <table:table-cell table:formula="of:=[.K4]/1000000" office:value-type="float" office:value="0.41246947" calcext:value-type="float">
            <text:p>0,41246947</text:p>
          </table:table-cell>
          <table:table-cell table:formula="of:=[.L4]/1000000" office:value-type="float" office:value="0.48669473" calcext:value-type="float">
            <text:p>0,48669473</text:p>
          </table:table-cell>
          <table:table-cell table:formula="of:=[.M4]/1000000" office:value-type="float" office:value="1.58102274" calcext:value-type="float">
            <text:p>1,58102274</text:p>
          </table:table-cell>
          <table:table-cell table:formula="of:=[.N4]/1000000" office:value-type="float" office:value="1.11002618" calcext:value-type="float">
            <text:p>1,11002618</text:p>
          </table:table-cell>
          <table:table-cell table:formula="of:=[.O4]/1000000" office:value-type="float" office:value="2.73345438" calcext:value-type="float">
            <text:p>2,73345438</text:p>
          </table:table-cell>
          <table:table-cell table:formula="of:=[.P4]/1000000" office:value-type="float" office:value="6.71750952" calcext:value-type="float">
            <text:p>6,71750952</text:p>
          </table:table-cell>
          <table:table-cell table:formula="of:=[.Q4]/1000000" office:value-type="float" office:value="9.56005996" calcext:value-type="float">
            <text:p>9,560059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/00/0000</text:date>, <text:time style:data-style-name="N2" text:time-value="23:20:35.80754435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6-02T00:03:59.411759332</dc:date>
    <meta:editing-duration>PT52M55S</meta:editing-duration>
    <meta:editing-cycles>4</meta:editing-cycles>
    <meta:generator>LibreOffice/6.0.7.3$Linux_X86_64 LibreOffice_project/00m0$Build-3</meta:generator>
    <meta:document-statistic meta:table-count="1" meta:cell-count="1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 chart:error-category="cell-range" chart:error-upper-range="'out-10'.A6:'out-10'.Q6" chart:error-lower-range="'out-10'.A5:'out-10'.Q5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35000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'out-10'.A6:'out-10'.Q6" chart:error-lower-range="'out-10'.A5:'out-10'.Q5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'out-10'.A6:'out-10'.Q6" chart:error-lower-range="'out-10'.A5:'out-10'.Q5" loex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601cm" svg:height="14.742cm" xlink:href=".." xlink:type="simple" chart:class="chart:line" chart:style-name="ch1">
        <chart:title svg:x="14.365cm" svg:y="0.43cm" chart:style-name="ch2">
          <text:p>RTT - 50 iterações</text:p>
        </chart:title>
        <chart:subtitle svg:x="10.951cm" svg:y="1.503cm" chart:style-name="ch3">
          <text:p>2 clientes TCP, 1 servidor TCP concorrente, 100Mbps (Java)</text:p>
        </chart:subtitle>
        <chart:plot-area chart:style-name="ch4" table:cell-range-address="'out-10'.A1:'out-10'.Q1 'out-10'.A4:'out-10'.Q4" chart:data-source-has-labels="row" svg:x="1.663cm" svg:y="2.48cm" svg:width="30.286cm" svg:height="10.987cm">
          <chartooo:coordinate-region svg:x="3.396cm" svg:y="2.68cm" svg:width="28.366cm" svg:height="10.14cm"/>
          <chart:axis chart:dimension="x" chart:name="primary-x" chart:style-name="ch5" chartooo:axis-type="auto">
            <chartooo:date-scale/>
            <chart:title svg:x="13.891cm" svg:y="13.761cm" chart:style-name="ch6">
              <text:p>Tamanho da mensagem - 2⁰ ... 2¹⁶ bytes</text:p>
            </chart:title>
            <chart:categories table:cell-range-address="'out-10'.A1:'out-10'.Q1"/>
          </chart:axis>
          <chart:axis chart:dimension="y" chart:name="primary-y" chart:style-name="ch7">
            <chart:title svg:x="0.451cm" svg:y="9.724cm" chart:style-name="ch8">
              <text:p>RTT em nanosegundos</text:p>
            </chart:title>
            <chart:grid chart:style-name="ch9" chart:class="major"/>
          </chart:axis>
          <chart:series chart:style-name="ch10" chart:values-cell-range-address="'out-10'.A4:'out-10'.Q4" chart:class="chart:line">
            <chart:error-indicator chart:style-name="ch11" chart:dimension="y"/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out-10'.A1:'out-10'.Q1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650036.19">
                <text:p>1650036.19</text:p>
                <draw:g>
                  <svg:desc>'out-10'.A4:'out-10'.Q4</svg:desc>
                </draw:g>
              </table:table-cell>
              <table:table-cell office:value-type="float" office:value="469664.08">
                <text:p>469664.08</text:p>
              </table:table-cell>
              <table:table-cell office:value-type="float" office:value="486458.07">
                <text:p>486458.07</text:p>
              </table:table-cell>
              <table:table-cell office:value-type="float" office:value="422463.02">
                <text:p>422463.02</text:p>
              </table:table-cell>
              <table:table-cell office:value-type="float" office:value="443611.27">
                <text:p>443611.27</text:p>
              </table:table-cell>
              <table:table-cell office:value-type="float" office:value="476685.2">
                <text:p>476685.2</text:p>
              </table:table-cell>
              <table:table-cell office:value-type="float" office:value="378147.48">
                <text:p>378147.48</text:p>
              </table:table-cell>
              <table:table-cell office:value-type="float" office:value="384625.52">
                <text:p>384625.52</text:p>
              </table:table-cell>
              <table:table-cell office:value-type="float" office:value="383698.98">
                <text:p>383698.98</text:p>
              </table:table-cell>
              <table:table-cell office:value-type="float" office:value="636249.47">
                <text:p>636249.47</text:p>
              </table:table-cell>
              <table:table-cell office:value-type="float" office:value="412469.47">
                <text:p>412469.47</text:p>
              </table:table-cell>
              <table:table-cell office:value-type="float" office:value="486694.73">
                <text:p>486694.73</text:p>
              </table:table-cell>
              <table:table-cell office:value-type="float" office:value="1581022.74">
                <text:p>1581022.74</text:p>
              </table:table-cell>
              <table:table-cell office:value-type="float" office:value="1110026.18">
                <text:p>1110026.18</text:p>
              </table:table-cell>
              <table:table-cell office:value-type="float" office:value="2733454.38">
                <text:p>2733454.38</text:p>
              </table:table-cell>
              <table:table-cell office:value-type="float" office:value="6717509.52">
                <text:p>6717509.52</text:p>
              </table:table-cell>
              <table:table-cell office:value-type="float" office:value="9560059.96">
                <text:p>9560059.96</text:p>
              </table:table-cell>
            </table:table-row>
            <table:table-row>
              <table:table-cell office:value-type="string">
                <text:p>Row 6</text:p>
                <draw:g>
                  <svg:desc/>
                </draw:g>
              </table:table-cell>
              <table:table-cell office:value-type="float" office:value="3348773.09">
                <text:p>3348773.09</text:p>
                <draw:g>
                  <svg:desc>'out-10'.A6:'out-10'.Q6</svg:desc>
                </draw:g>
              </table:table-cell>
              <table:table-cell office:value-type="float" office:value="571346.37">
                <text:p>571346.37</text:p>
              </table:table-cell>
              <table:table-cell office:value-type="float" office:value="631551.97">
                <text:p>631551.97</text:p>
              </table:table-cell>
              <table:table-cell office:value-type="float" office:value="536639.29">
                <text:p>536639.29</text:p>
              </table:table-cell>
              <table:table-cell office:value-type="float" office:value="582068.77">
                <text:p>582068.77</text:p>
              </table:table-cell>
              <table:table-cell office:value-type="float" office:value="630218.82">
                <text:p>630218.82</text:p>
              </table:table-cell>
              <table:table-cell office:value-type="float" office:value="389094.66">
                <text:p>389094.66</text:p>
              </table:table-cell>
              <table:table-cell office:value-type="float" office:value="400076.95">
                <text:p>400076.95</text:p>
              </table:table-cell>
              <table:table-cell office:value-type="float" office:value="399447.83">
                <text:p>399447.83</text:p>
              </table:table-cell>
              <table:table-cell office:value-type="float" office:value="910701.77">
                <text:p>910701.77</text:p>
              </table:table-cell>
              <table:table-cell office:value-type="float" office:value="450214.27">
                <text:p>450214.27</text:p>
              </table:table-cell>
              <table:table-cell office:value-type="float" office:value="537572.9">
                <text:p>537572.9</text:p>
              </table:table-cell>
              <table:table-cell office:value-type="float" office:value="2592765.55">
                <text:p>2592765.55</text:p>
              </table:table-cell>
              <table:table-cell office:value-type="float" office:value="2202657.95">
                <text:p>2202657.95</text:p>
              </table:table-cell>
              <table:table-cell office:value-type="float" office:value="4641761.68">
                <text:p>4641761.68</text:p>
              </table:table-cell>
              <table:table-cell office:value-type="float" office:value="9900894.9">
                <text:p>9900894.9</text:p>
              </table:table-cell>
              <table:table-cell office:value-type="float" office:value="13584238.31">
                <text:p>13584238.31</text:p>
              </table:table-cell>
            </table:table-row>
            <table:table-row>
              <table:table-cell office:value-type="string">
                <text:p>Row 5</text:p>
                <draw:g>
                  <svg:desc/>
                </draw:g>
              </table:table-cell>
              <table:table-cell office:value-type="float" office:value="-48700.71">
                <text:p>-48700.71</text:p>
                <draw:g>
                  <svg:desc>'out-10'.A5:'out-10'.Q5</svg:desc>
                </draw:g>
              </table:table-cell>
              <table:table-cell office:value-type="float" office:value="367981.79">
                <text:p>367981.79</text:p>
              </table:table-cell>
              <table:table-cell office:value-type="float" office:value="341364.17">
                <text:p>341364.17</text:p>
              </table:table-cell>
              <table:table-cell office:value-type="float" office:value="308286.75">
                <text:p>308286.75</text:p>
              </table:table-cell>
              <table:table-cell office:value-type="float" office:value="305153.77">
                <text:p>305153.77</text:p>
              </table:table-cell>
              <table:table-cell office:value-type="float" office:value="323151.58">
                <text:p>323151.58</text:p>
              </table:table-cell>
              <table:table-cell office:value-type="float" office:value="367200.3">
                <text:p>367200.3</text:p>
              </table:table-cell>
              <table:table-cell office:value-type="float" office:value="369174.09">
                <text:p>369174.09</text:p>
              </table:table-cell>
              <table:table-cell office:value-type="float" office:value="367950.13">
                <text:p>367950.13</text:p>
              </table:table-cell>
              <table:table-cell office:value-type="float" office:value="361797.17">
                <text:p>361797.17</text:p>
              </table:table-cell>
              <table:table-cell office:value-type="float" office:value="374724.67">
                <text:p>374724.67</text:p>
              </table:table-cell>
              <table:table-cell office:value-type="float" office:value="435816.56">
                <text:p>435816.56</text:p>
              </table:table-cell>
              <table:table-cell office:value-type="float" office:value="569279.93">
                <text:p>569279.93</text:p>
              </table:table-cell>
              <table:table-cell office:value-type="float" office:value="17394.41">
                <text:p>17394.41</text:p>
              </table:table-cell>
              <table:table-cell office:value-type="float" office:value="825147.08">
                <text:p>825147.08</text:p>
              </table:table-cell>
              <table:table-cell office:value-type="float" office:value="3534124.14">
                <text:p>3534124.14</text:p>
              </table:table-cell>
              <table:table-cell office:value-type="float" office:value="5535881.61">
                <text:p>5535881.6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